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oadmap</text:h>
      <text:h text:style-name="Heading_20_2" text:outline-level="2">--plugin-dir Option</text:h>
      <text:p text:style-name="Text_20_body">Assignee: Fabi</text:p>
      <text:p text:style-name="Text_20_body">Deadline: 08.11.2011</text:p>
      <text:p text:style-name="Text_20_body">Erledigt: 08.11.2011</text:p>
      <text:h text:style-name="Heading_20_2" text:outline-level="2">Plugin-Infrastruktur für Saver</text:h>
      <text:p text:style-name="Text_20_body">Assignee: Moritz</text:p>
      <text:p text:style-name="Text_20_body">Deadline: 22.11.2011</text:p>
      <text:p text:style-name="Text_20_body">Erledigt:</text:p>
      <text:h text:style-name="Heading_20_2" text:outline-level="2">mapFileExtensions Bugfix</text:h>
      <text:p text:style-name="Text_20_body">Assignee:</text:p>
      <text:p text:style-name="Text_20_body">Deadline: 22.11.2011</text:p>
      <text:p text:style-name="Text_20_body">Erledigt:</text:p>
      <text:h text:style-name="Heading_20_2" text:outline-level="2">Loader Plugin – Prototyp</text:h>
      <text:p text:style-name="Text_20_body">Assignee: Fabi</text:p>
      <text:p text:style-name="Text_20_body">Deadline: 08.11.2011</text:p>
      <text:p text:style-name="Text_20_body">Erledigt: 08.11.2011</text:p>
      <text:h text:style-name="Heading_20_2" text:outline-level="2">Loader Plugin – Objektkatalog bevölkern (Ground Tiles)</text:h>
      <text:p text:style-name="Text_20_body">Assignee: Fabi</text:p>
      <text:p text:style-name="Text_20_body">Deadline: 22.11.2011</text:p>
      <text:p text:style-name="Text_20_body">Erledigt: 12.11.2011</text:p>
      <text:h text:style-name="Heading_20_2" text:outline-level="2">Loader Plugin – Inseln laden</text:h>
      <text:p text:style-name="Text_20_body">Assignee: Fabi</text:p>
      <text:p text:style-name="Text_20_body">Deadline: 22.11.2011</text:p>
      <text:p text:style-name="Text_20_body">Erledigt:13.11.2011</text:p>
      <text:h text:style-name="Heading_20_2" text:outline-level="2">Loader Plugin – Objektkatalog bevölkern (Building Tiles)</text:h>
      <text:p text:style-name="Text_20_body">Assignee: Fabi</text:p>
      <text:p text:style-name="Text_20_body">Deadline: 22.11.2011</text:p>
      <text:p text:style-name="Text_20_body"><text:soft-page-break/>Erledigt: 14.11.2011</text:p>
      <text:h text:style-name="Heading_20_2" text:outline-level="2">Loader Plugin – Gebäude laden</text:h>
      <text:p text:style-name="Text_20_body">Assignee:</text:p>
      <text:p text:style-name="Text_20_body">Deadline: </text:p>
      <text:p text:style-name="Text_20_body">Erledigt:</text:p>
      <text:h text:style-name="Heading_20_2" text:outline-level="2">Loader Plugin – Hübsch machen</text:h>
      <text:p text:style-name="Text_20_body">Assignee:</text:p>
      <text:p text:style-name="Text_20_body">Deadline: </text:p>
      <text:p text:style-name="Text_20_body">Erledigt:</text:p>
      <text:h text:style-name="Heading_20_2" text:outline-level="2">Saver Plugin – Prototyp</text:h>
      <text:p text:style-name="Text_20_body">Assignee:</text:p>
      <text:p text:style-name="Text_20_body">Deadline:</text:p>
      <text:p text:style-name="Text_20_body">Erledigt: </text:p>
      <text:h text:style-name="Heading_20_2" text:outline-level="2">Saver Plugin – Inseln saven</text:h>
      <text:p text:style-name="Text_20_body">Assignee:</text:p>
      <text:p text:style-name="Text_20_body">Deadline:</text:p>
      <text:p text:style-name="Text_20_body">Erledigt: </text:p>
      <text:h text:style-name="Heading_20_2" text:outline-level="2">Saver Plugin – Gebäude saven</text:h>
      <text:p text:style-name="Text_20_body">Assignee:</text:p>
      <text:p text:style-name="Text_20_body">Deadline:</text:p>
      <text:p text:style-name="Text_20_body">Erledig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08T13:47:13</meta:creation-date>
    <dc:date>2011-11-14T15:57:56</dc:date>
    <meta:editing-duration>PT14M</meta:editing-duration>
    <meta:editing-cycles>21</meta:editing-cycles>
    <meta:generator>LibreOffice/3.4$Linux LibreOffice_project/340m1$Build-302</meta:generator>
    <meta:document-statistic meta:table-count="0" meta:image-count="0" meta:object-count="0" meta:page-count="2" meta:paragraph-count="49" meta:word-count="109" meta:character-count="869" meta:non-whitespace-character-count="806"/>
  </office:meta>
</office:document-meta>
</file>